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Laboration, Block 2, Nätverksteknologier.</text:p>
      <text:p text:style-name="P1"/>
      <text:p text:style-name="P1">Namn på övning: WiFi 1, springande WiFi.</text:p>
      <text:p text:style-name="Standard"/>
      <text:p text:style-name="P1">Förkunskaper:</text:p>
      <text:p text:style-name="Standard"/>
      <text:p text:style-name="Standard">1. Block 1 avklarat med minst betyg E.</text:p>
      <text:p text:style-name="Standard">2. Teoripass 1 för kursen Nätverksteknologier.</text:p>
      <text:p text:style-name="Standard"/>
      <text:p text:style-name="Standard">Resurser:</text:p>
      <text:p text:style-name="Standard"/>
      <text:p text:style-name="Standard">1. 1 Styck fysisk server, i7.</text:p>
      <text:p text:style-name="Standard">2. 1 Styck virtuell server 20xx, (2008, 2008R2, 2012, 2012R2).</text:p>
      <text:p text:style-name="Standard">3. 1 Styck WiFi kapabel "Bredbandsdelare" (valfri Wifi kapabel router).</text:p>
      <text:p text:style-name="Standard">4. TP kablar (varierande längd och antal).</text:p>
      <text:p text:style-name="Standard"/>
      <text:p text:style-name="P1">Mål:</text:p>
      <text:p text:style-name="Standard"/>
      <text:p text:style-name="Standard">Genom att från din bärbara ansluta till en utdelad katalog på din virtuella server och där hämta en fil störreän 650Mb skall filöverföringshastigheten uppmätas fäör att jämföra mellan maximal teoretisk oh verklig överföringshastighet under olika förhollanden.</text:p>
      <text:p text:style-name="Standard"/>
      <text:p text:style-name="Standard">Inlämnad dokumentation skall innehålla en genomgång, fördelar och nackdelar, mellan de olika tillängliga kryperings alternativen.</text:p>
      <text:p text:style-name="Standard"/>
      <text:p text:style-name="P2">För betyget A skall även en detaljerad förklaring ingå varför olika hastigheter uppnås vid olika avstånd och vilka hinder för signalen som är avgörande.</text:p>
      <text:p text:style-name="Standard"/>
      <text:p text:style-name="P1">Tips:</text:p>
      <text:p text:style-name="Standard">Tank inte ner hela filen, efter ca 3 minuter kan en genomsnittlig hastighet <text:s/>uppskatas.</text:p>
      <text:p text:style-name="Standard">Prova med olika typer av hinder för signalen glas, bärande vägg, golv etc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8M47S</meta:editing-duration>
    <meta:editing-cycles>4</meta:editing-cycles>
    <meta:generator>OpenOffice/4.1.2$Win32 OpenOffice.org_project/412m3$Build-9782</meta:generator>
    <dc:date>2017-05-04T14:44:18.77</dc:date>
    <dc:creator>Robert Kristian Alm</dc:creator>
    <meta:document-statistic meta:table-count="0" meta:image-count="0" meta:object-count="0" meta:page-count="1" meta:paragraph-count="17" meta:word-count="165" meta:character-count="1105"/>
    <meta:user-defined meta:name="Info 1"/>
    <meta:user-defined meta:name="Info 2"/>
    <meta:user-defined meta:name="Info 3"/>
    <meta:user-defined meta:name="Info 4"/>
  </office:meta>
</office:document-meta>
</file>